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4586" draw:opacity="50%" draw:textarea-horizontal-align="justify" draw:textarea-vertical-align="middle" draw:auto-grow-height="false" fo:min-height="1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9.75cm" fo:min-width="11.4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44cm"/>
    </style:style>
    <style:style style:name="gr9" style:family="graphic" style:parent-style-name="standard">
      <style:graphic-properties svg:stroke-color="#004586" draw:fill-color="#004586" draw:opacity="50%" draw:textarea-horizontal-align="justify" draw:textarea-vertical-align="middle" draw:auto-grow-height="false" fo:min-height="3.75cm" fo:min-width="1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88cm"/>
    </style:style>
    <style:style style:name="P1" style:family="paragraph">
      <style:paragraph-properties fo:text-align="center"/>
    </style:style>
    <style:style style:name="P2" style:family="paragraph">
      <loext:graphic-properties draw:fill-color="#004586" draw:opacity="50%"/>
      <style:paragraph-properties fo:text-align="center"/>
      <style:text-properties fo:color="#000000" fo:font-size="16pt" style:font-size-asian="16pt" style:font-size-complex="1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cm" svg:height="2cm" svg:x="6cm" svg:y="3cm">
          <text:p text:style-name="P1"><text:span text:style-name="T1">Data FIF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2cm" svg:x="6cm" svg:y="5.5cm">
          <text:p text:style-name="P1"><text:span text:style-name="T1">Adress FIF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2cm" svg:x="6cm" svg:y="8cm">
          <text:p text:style-name="P1"><text:span text:style-name="T1">Burstl. FIFO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502cm" svg:height="1.187cm" svg:x="6.6cm" svg:y="3.9cm">
          <draw:text-box>
            <text:p/>
          </draw:text-box>
        </draw:frame>
        <draw:frame draw:style-name="gr2" draw:text-style-name="P3" draw:layer="layout" svg:width="0.502cm" svg:height="1.187cm" svg:x="6.2cm" svg:y="3.9cm">
          <draw:text-box>
            <text:p/>
          </draw:text-box>
        </draw:frame>
        <draw:frame draw:style-name="gr3" draw:text-style-name="P3" draw:layer="layout" svg:width="0.2cm" svg:height="1.187cm" svg:x="19cm" svg:y="8.1cm">
          <draw:text-box>
            <text:p/>
          </draw:text-box>
        </draw:frame>
        <draw:custom-shape draw:style-name="gr4" draw:text-style-name="P4" draw:layer="layout" svg:width="11.99cm" svg:height="10cm" svg:x="3cm" svg:y="2cm">
          <text:p/>
          <draw:enhanced-geometry svg:viewBox="0 0 21600 21600" draw:type="rectangle" draw:enhanced-path="M 0 0 L 21600 0 21600 21600 0 21600 0 0 Z N"/>
        </draw:custom-shape>
        <draw:line draw:style-name="gr5" draw:text-style-name="P4" xml:id="id3" draw:id="id3" draw:layer="layout" svg:x1="1.5cm" svg:y1="5.5cm" svg:x2="3cm" svg:y2="5.5cm">
          <text:p/>
        </draw:line>
        <draw:line draw:style-name="gr5" draw:text-style-name="P4" xml:id="id1" draw:id="id1" draw:layer="layout" svg:x1="1.5cm" svg:y1="4cm" svg:x2="3cm" svg:y2="4cm">
          <text:p/>
        </draw:line>
        <draw:line draw:style-name="gr5" draw:text-style-name="P4" xml:id="id5" draw:id="id5" draw:layer="layout" svg:x1="1.5cm" svg:y1="7cm" svg:x2="3cm" svg:y2="7cm">
          <text:p/>
        </draw:line>
        <draw:frame draw:style-name="gr6" draw:text-style-name="P5" draw:layer="layout" svg:width="2.094cm" svg:height="0.806cm" svg:x="0.906cm" svg:y="2.994cm">
          <draw:text-box>
            <text:p><text:span text:style-name="T2">data_w</text:span></text:p>
          </draw:text-box>
        </draw:frame>
        <draw:frame draw:style-name="gr2" draw:text-style-name="P3" draw:layer="layout" svg:width="0.502cm" svg:height="1.187cm" svg:x="1.6cm" svg:y="5cm">
          <draw:text-box>
            <text:p/>
          </draw:text-box>
        </draw:frame>
        <draw:frame draw:style-name="gr7" draw:text-style-name="P5" draw:layer="layout" svg:width="2.119cm" svg:height="0.806cm" svg:x="0.981cm" svg:y="4.6cm">
          <draw:text-box>
            <text:p><text:span text:style-name="T2">addr_w</text:span></text:p>
          </draw:text-box>
        </draw:frame>
        <draw:frame draw:style-name="gr8" draw:text-style-name="P5" draw:layer="layout" svg:width="2.344cm" svg:height="0.806cm" svg:x="0.8cm" svg:y="6.1cm">
          <draw:text-box>
            <text:p><text:span text:style-name="T2">burstl_w</text:span></text:p>
          </draw:text-box>
        </draw:frame>
        <draw:connector draw:style-name="gr5" draw:text-style-name="P4" draw:layer="layout" svg:x1="3cm" svg:y1="4cm" svg:x2="6cm" svg:y2="4cm" draw:start-shape="id1" draw:start-glue-point="1" draw:end-shape="id2" draw:end-glue-point="3" svg:d="M3000 4000h3000" svg:viewBox="0 0 3001 1">
          <text:p/>
        </draw:connector>
        <draw:connector draw:style-name="gr5" draw:text-style-name="P4" draw:layer="layout" svg:x1="3cm" svg:y1="5.5cm" svg:x2="6cm" svg:y2="6.5cm" draw:start-shape="id3" draw:start-glue-point="1" draw:end-shape="id4" draw:end-glue-point="3" svg:d="M3000 5500h1500v1000h1500" svg:viewBox="0 0 3001 1001">
          <text:p/>
        </draw:connector>
        <draw:connector draw:style-name="gr5" draw:text-style-name="P4" draw:layer="layout" svg:x1="3cm" svg:y1="7cm" svg:x2="6cm" svg:y2="9cm" draw:start-shape="id5" draw:start-glue-point="1" draw:end-shape="id6" svg:d="M3000 7000h1500v2000h1500" svg:viewBox="0 0 3001 2001">
          <text:p/>
        </draw:connector>
        <draw:custom-shape draw:style-name="gr9" draw:text-style-name="P2" draw:layer="layout" svg:width="2cm" svg:height="4cm" svg:x="13cm" svg:y="4.7cm">
          <text:p text:style-name="P1"><text:span text:style-name="T1">AXI</text:span></text:p>
          <text:p text:style-name="P1"><text:span text:style-name="T1">Write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0cm" svg:y1="9cm" svg:x2="13cm" svg:y2="7.501cm" draw:start-shape="id6" draw:start-glue-point="1" svg:d="M10000 9000h1751v-1499h1249" svg:viewBox="0 0 3001 1500">
          <text:p/>
        </draw:connector>
        <draw:connector draw:style-name="gr5" draw:text-style-name="P4" draw:layer="layout" svg:x1="10cm" svg:y1="6.5cm" svg:x2="13cm" svg:y2="6.505cm" draw:start-shape="id4" draw:start-glue-point="1" svg:d="M10000 6500h1751v5h1249" svg:viewBox="0 0 3001 6">
          <text:p/>
        </draw:connector>
        <draw:connector draw:style-name="gr5" draw:text-style-name="P4" draw:layer="layout" svg:x1="10cm" svg:y1="4cm" svg:x2="13cm" svg:y2="5.54cm" draw:start-shape="id2" draw:start-glue-point="1" svg:d="M10000 4000h1751v1540h1249" svg:viewBox="0 0 3001 1541">
          <text:p/>
        </draw:connector>
        <draw:line draw:style-name="gr5" draw:text-style-name="P4" draw:layer="layout" svg:x1="15cm" svg:y1="6.5cm" svg:x2="17cm" svg:y2="6.5cm">
          <text:p/>
        </draw:line>
        <draw:frame draw:style-name="gr10" draw:text-style-name="P5" draw:layer="layout" svg:width="2.301cm" svg:height="0.806cm" svg:x="16cm" svg:y="5.5cm">
          <draw:text-box>
            <text:p><text:span text:style-name="T2">AXI Bus</text:span></text:p>
          </draw:text-box>
        </draw:frame>
        <draw:line draw:style-name="gr5" draw:text-style-name="P4" draw:layer="layout" svg:x1="17cm" svg:y1="7cm" svg:x2="15cm" svg:y2="7cm">
          <text:p/>
        </draw:line>
        <draw:frame draw:style-name="gr11" draw:text-style-name="P3" draw:layer="layout" svg:width="5.844cm" svg:height="0.962cm" svg:x="2.9cm" svg:y="1cm">
          <draw:text-box>
            <text:p>FS Axi Write Buff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19:54:56.200000000</meta:creation-date>
    <dc:date>2017-02-02T15:42:10.412000000</dc:date>
    <meta:editing-duration>PT2H19M17S</meta:editing-duration>
    <meta:editing-cycles>5</meta:editing-cycles>
    <meta:generator>LibreOffice/5.1.6.2$Windows_x86 LibreOffice_project/07ac168c60a517dba0f0d7bc7540f5afa45f0909</meta:generator>
    <meta:document-statistic meta:object-count="25"/>
  </office:meta>
</office:document-meta>
</file>